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5.465cm" fo:min-width="4.834cm"/>
    </style:style>
    <style:style style:name="gr5" style:family="graphic" style:parent-style-name="objectwithoutfill">
      <style:graphic-properties svg:stroke-color="#3465a4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svg:stroke-color="#3465a4" draw:marker-start="Arrow" draw:marker-start-width="0.3cm" draw:textarea-vertical-align="middle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032cm" svg:y="1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2.9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2.076cm">
          <draw:text-box>
            <text:p>Environment</text:p>
          </draw:text-box>
        </draw:frame>
        <draw:custom-shape draw:style-name="gr4" draw:text-style-name="P1" xml:id="id1" draw:id="id1" draw:layer="layout" svg:width="5.334cm" svg:height="5.715cm" svg:x="1.889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334cm" svg:height="5.715cm" svg:x="11.922cm" svg:y="10.90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1.022cm" svg:x1="4.556cm" svg:y1="11.033cm" svg:x2="14.589cm" svg:y2="10.906cm" draw:start-shape="id1" draw:start-glue-point="0" draw:end-shape="id2" draw:end-glue-point="0" svg:d="M4556 11033v-1651h10033v1524" svg:viewBox="0 0 10034 1652">
          <text:p/>
        </draw:connector>
        <draw:connector draw:style-name="gr5" draw:text-style-name="P3" draw:layer="layout" draw:line-skew="1.024cm" svg:x1="14.589cm" svg:y1="16.621cm" svg:x2="4.556cm" svg:y2="16.748cm" draw:start-shape="id2" draw:start-glue-point="2" draw:end-shape="id1" draw:end-glue-point="2" svg:d="M14589 16621v1651h-10033v-1524" svg:viewBox="0 0 10034 1652">
          <text:p/>
        </draw:connector>
        <draw:frame draw:style-name="gr6" draw:text-style-name="P2" draw:layer="layout" svg:width="4.826cm" svg:height="1.016cm" svg:x="8.45cm" svg:y="8.239cm">
          <draw:text-box>
            <text:p>Action at</text:p>
          </draw:text-box>
        </draw:frame>
        <draw:frame draw:style-name="gr7" draw:text-style-name="P2" draw:layer="layout" svg:width="10.541cm" svg:height="1.673cm" svg:x="5.318cm" svg:y="18.653cm">
          <draw:text-box>
            <text:p>reward rt, next state st</text:p>
          </draw:text-box>
        </draw:frame>
      </draw:page>
      <draw:page draw:name="page2" draw:style-name="dp1" draw:master-page-name="Default">
        <draw:frame draw:style-name="standard" draw:layer="layout" svg:width="12.699cm" svg:height="12.699cm" svg:x="4.095cm" svg:y="7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2.286cm" svg:height="2.159cm" svg:x="3.286cm" svg:y="22.2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frame draw:style-name="standard" draw:layer="layout" svg:width="12.699cm" svg:height="12.699cm" svg:x="4.095cm" svg:y="7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2.286cm" svg:height="2.159cm" svg:x="7.477cm" svg:y="14.3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13.7cm" svg:y="7.9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8" draw:text-style-name="P1" draw:layer="layout" svg:x1="5.316cm" svg:y1="15.43cm" svg:x2="7.605cm" svg:y2="15.399cm">
          <text:p/>
        </draw:line>
        <draw:line draw:style-name="gr8" draw:text-style-name="P1" draw:layer="layout" svg:x1="6.334cm" svg:y1="16.525cm" svg:x2="8.623cm" svg:y2="16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2-07T20:14:00.064232828</dc:date>
    <meta:editing-duration>PT27M18S</meta:editing-duration>
    <meta:editing-cycles>5</meta:editing-cycles>
    <meta:generator>LibreOffice/6.4.7.2$Linux_X86_64 LibreOffice_project/40$Build-2</meta:generator>
    <meta:document-statistic meta:object-count="18"/>
  </office:meta>
</office:document-meta>
</file>